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60pt" style:font-size-asian="60pt" style:font-size-complex="60pt"/>
    </style:style>
    <style:style style:name="P2" style:family="paragraph" style:parent-style-name="Standard">
      <style:text-properties style:font-name="Courier New" fo:font-size="72pt" style:font-size-asian="72pt" style:font-size-complex="7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4pt" fo:font-style="normal" style:font-size-asian="24pt" style:font-style-asian="normal" style:font-size-complex="24pt" style:font-style-complex="normal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2"><text:span text:style-name="T8">S</text:span>TXT</text:p>
      <text:p text:style-name="P1"><text:tab/><text:span text:style-name="T4"> </text:span><text:span text:style-name="T6">Un</text:span><text:span text:style-name="T4"> lenguaje para la we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5T20:53:27.92</meta:creation-date>
    <dc:date>2013-04-05T22:12:30.86</dc:date>
    <meta:editing-duration>PT1H3M52S</meta:editing-duration>
    <meta:editing-cycles>2</meta:editing-cycles>
    <meta:generator>OpenOffice.org/3.4$Win32 OpenOffice.org_project/340m1$Build-9590</meta:generator>
    <meta:print-date>2013-04-05T21:51:06.90</meta:print-date>
    <meta:document-statistic meta:table-count="0" meta:image-count="0" meta:object-count="0" meta:page-count="1" meta:paragraph-count="2" meta:word-count="6" meta:character-count="29"/>
  </office:meta>
</office:document-meta>
</file>